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8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133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81d41a" fo:border="none"/>
    </style:style>
    <style:style style:name="ce4" style:family="table-cell" style:parent-style-name="Default">
      <style:table-cell-properties fo:background-color="#ff4000"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UserControler.java</text:p>
          </table:table-cell>
          <table:table-cell table:style-name="ce1"/>
          <table:table-cell table:style-name="ce1" office:value-type="string" calcext:value-type="string">
            <text:p>UserController.ja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signin</text:p>
          </table:table-cell>
          <table:table-cell office:value-type="string" calcext:value-type="string">
            <text:p>post</text:p>
          </table:table-cell>
          <table:table-cell/>
          <table:table-cell table:style-name="ce3"/>
          <table:table-cell office:value-type="string" calcext:value-type="string">
            <text:p>inscrip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emailvalid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email-validation</text:p>
          </table:table-cell>
          <table:table-cell table:style-name="ce3"/>
          <table:table-cell office:value-type="string" calcext:value-type="string">
            <text:p>valider le compte via l’email reç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sendemailvalid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send-email-validation</text:p>
          </table:table-cell>
          <table:table-cell table:style-name="ce3"/>
          <table:table-cell office:value-type="string" calcext:value-type="string">
            <text:p>envoi d’un email de valid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/>
          <table:table-cell table:style-name="ce3"/>
          <table:table-cell office:value-type="string" calcext:value-type="string">
            <text:p>se connec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isloge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is-logged</text:p>
          </table:table-cell>
          <table:table-cell table:style-name="ce3"/>
          <table:table-cell office:value-type="string" calcext:value-type="string">
            <text:p>vérifie si l’utilisateur est 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logout</text:p>
          </table:table-cell>
          <table:table-cell office:value-type="string" calcext:value-type="string">
            <text:p>post</text:p>
          </table:table-cell>
          <table:table-cell/>
          <table:table-cell table:style-name="ce3"/>
          <table:table-cell office:value-type="string" calcext:value-type="string">
            <text:p>se déconnec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passwordRescu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assword-rescue</text:p>
          </table:table-cell>
          <table:table-cell table:style-name="ce3"/>
          <table:table-cell office:value-type="string" calcext:value-type="string">
            <text:p>envoi d’un email de modif de md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passwordRescueModific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password-rescue-modification</text:p>
          </table:table-cell>
          <table:table-cell table:style-name="ce3"/>
          <table:table-cell office:value-type="string" calcext:value-type="string">
            <text:p>modification du md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users</text:p>
          </table:table-cell>
          <table:table-cell table:style-name="ce3"/>
          <table:table-cell office:value-type="string" calcext:value-type="string">
            <text:p>liste de tous les utilisateurs (à supprimer ?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contact</text:p>
          </table:table-cell>
          <table:table-cell table:style-name="ce4"/>
          <table:table-cell office:value-type="string" calcext:value-type="string">
            <text:p>envoyer un email avec le formulaire de cont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Mercha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merchants</text:p>
          </table:table-cell>
          <table:table-cell table:style-name="ce3"/>
          <table:table-cell office:value-type="string" calcext:value-type="string">
            <text:p>liste de tous les marchands (à supprimer ?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users/{id}</text:p>
          </table:table-cell>
          <table:table-cell table:style-name="ce4"/>
          <table:table-cell office:value-type="string" calcext:value-type="string">
            <text:p>affiche un profil utilisat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users/update/{id}</text:p>
          </table:table-cell>
          <table:table-cell table:style-name="ce4"/>
          <table:table-cell office:value-type="string" calcext:value-type="string">
            <text:p>modif d’un profil utilisat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users/remove/{id}</text:p>
          </table:table-cell>
          <table:table-cell table:style-name="ce4"/>
          <table:table-cell office:value-type="string" calcext:value-type="string">
            <text:p>Suppr / désactivation d’un profil utilisat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ommands/{buyer.id}</text:p>
          </table:table-cell>
          <table:table-cell table:style-name="ce4"/>
          <table:table-cell office:value-type="string" calcext:value-type="string">
            <text:p>Affiche les commandes liées au compt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erchantControllerAngular.java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/getMyCommerc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my-commerces</text:p>
          </table:table-cell>
          <table:table-cell table:style-name="ce3"/>
          <table:table-cell office:value-type="string" calcext:value-type="string">
            <text:p>liste des commerces du marchand en ques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my-commerces/{id}</text:p>
          </table:table-cell>
          <table:table-cell table:style-name="ce4"/>
          <table:table-cell office:value-type="string" calcext:value-type="string">
            <text:p>affiche une fiche commer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addCommerc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my-commerces/add</text:p>
          </table:table-cell>
          <table:table-cell table:style-name="ce3"/>
          <table:table-cell office:value-type="string" calcext:value-type="string">
            <text:p>Ajout d’un commer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removeCommer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my-commerces/remove/{id}</text:p>
          </table:table-cell>
          <table:table-cell table:style-name="ce3"/>
          <table:table-cell office:value-type="string" calcext:value-type="string">
            <text:p>suppression d’un commer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ProductTemplat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my-product-templates</text:p>
          </table:table-cell>
          <table:table-cell table:style-name="ce3"/>
          <table:table-cell office:value-type="string" calcext:value-type="string">
            <text:p>liste de toutes les fiches produit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my-product-templates</text:span>/{id}</text:p>
          </table:table-cell>
          <table:table-cell table:style-name="ce3"/>
          <table:table-cell office:value-type="string" calcext:value-type="string">
            <text:p>affiche une fiche prod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addProductTempl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my-product-templates/add</text:p>
          </table:table-cell>
          <table:table-cell table:style-name="ce3"/>
          <table:table-cell office:value-type="string" calcext:value-type="string">
            <text:p>ajout d’une fiche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/add</text:p>
          </table:table-cell>
          <table:table-cell table:style-name="ce4"/>
          <table:table-cell office:value-type="string" calcext:value-type="string">
            <text:p>ajouter un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/remove/{id}</text:p>
          </table:table-cell>
          <table:table-cell table:style-name="ce4"/>
          <table:table-cell office:value-type="string" calcext:value-type="string">
            <text:p><text:span text:style-name="T2">supprime</text:span> un prod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removeProductTemplat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product-templates/remove/{id}</text:p>
          </table:table-cell>
          <table:table-cell table:style-name="ce3"/>
          <table:table-cell office:value-type="string" calcext:value-type="string">
            <text:p>suppression d’une fiche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/{id}/add(/{montant})</text:p>
          </table:table-cell>
          <table:table-cell table:style-name="ce4"/>
          <table:table-cell office:value-type="string" calcext:value-type="string">
            <text:p>incrémente un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roducts/{id}/remove(/{montant})</text:p>
          </table:table-cell>
          <table:table-cell table:style-name="ce4"/>
          <table:table-cell office:value-type="string" calcext:value-type="string">
            <text:p>décrémente un produ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/>
          <table:table-cell table:style-name="ce4"/>
          <table:table-cell office:value-type="string" calcext:value-type="string">
            <text:p>changer le statut d’un produit (promo / invendu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my-commands/{buyer.id}</text:p>
          </table:table-cell>
          <table:table-cell table:style-name="ce4"/>
          <table:table-cell office:value-type="string" calcext:value-type="string">
            <text:p>affiche la liste des commandes d’un cli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my-commands/{buyer.id}/{id}</text:p>
          </table:table-cell>
          <table:table-cell table:style-name="ce4"/>
          <table:table-cell office:value-type="string" calcext:value-type="string">
            <text:p>affiche les détails d’une commande d’un cli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end-payment-notification</text:p>
          </table:table-cell>
          <table:table-cell table:style-name="ce4"/>
          <table:table-cell office:value-type="string" calcext:value-type="string">
            <text:p>commerçant reçoit la notif du paiemen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uyerController.java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/getCommerc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commerces</text:p>
          </table:table-cell>
          <table:table-cell table:style-name="ce4"/>
          <table:table-cell office:value-type="string" calcext:value-type="string">
            <text:p>afficher tous les commerc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ommerces/{id}</text:p>
          </table:table-cell>
          <table:table-cell table:style-name="ce4"/>
          <table:table-cell office:value-type="string" calcext:value-type="string">
            <text:p>affiche une fiche commer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ommerces/(PARAMS)</text:p>
          </table:table-cell>
          <table:table-cell table:style-name="ce4"/>
          <table:table-cell office:value-type="string" calcext:value-type="string">
            <text:p>affiche les commerces selon des critèr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products</text:p>
          </table:table-cell>
          <table:table-cell table:style-name="ce4"/>
          <table:table-cell office:value-type="string" calcext:value-type="string">
            <text:p>afficher tous les produit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products/{id}</text:p>
          </table:table-cell>
          <table:table-cell table:style-name="ce4"/>
          <table:table-cell office:value-type="string" calcext:value-type="string">
            <text:p>affiche un prod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getProductsByCommer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commerce/products</text:p>
          </table:table-cell>
          <table:table-cell table:style-name="ce4"/>
          <table:table-cell office:value-type="string" calcext:value-type="string">
            <text:p>affiche tous les produits par commer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addProductToCar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cart/add/{product.id}</text:p>
          </table:table-cell>
          <table:table-cell table:style-name="ce4"/>
          <table:table-cell office:value-type="string" calcext:value-type="string">
            <text:p>ajoute un produit au panier par commer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art/remove/{product.id}</text:p>
          </table:table-cell>
          <table:table-cell table:style-name="ce4"/>
          <table:table-cell office:value-type="string" calcext:value-type="string">
            <text:p>supprime un produit du panier par commer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products/(PARAMS)</text:p>
          </table:table-cell>
          <table:table-cell table:style-name="ce4"/>
          <table:table-cell office:value-type="string" calcext:value-type="string">
            <text:p>affiche une liste de produits en fonction du nom et / ou du lieu du commerce</text:p>
          </table:table-cell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18:54:24.4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4:14:12.231000000</meta:creation-date>
    <dc:date>2020-01-10T21:47:08.890000000</dc:date>
    <meta:editing-duration>PT3H31M20S</meta:editing-duration>
    <meta:editing-cycles>24</meta:editing-cycles>
    <meta:generator>LibreOffice/6.2.8.2$Windows_X86_64 LibreOffice_project/f82ddfca21ebc1e222a662a32b25c0c9d20169ee</meta:generator>
    <meta:document-statistic meta:table-count="1" meta:cell-count="140" meta:object-count="0"/>
  </office:meta>
</office:document-meta>
</file>